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7056in" table:align="left"/>
    </style:style>
    <style:style style:name="Table1.A" style:family="table-column">
      <style:table-column-properties style:column-width="0.884in"/>
    </style:style>
    <style:style style:name="Table1.B" style:family="table-column">
      <style:table-column-properties style:column-width="0.4715in"/>
    </style:style>
    <style:style style:name="Table1.C" style:family="table-column">
      <style:table-column-properties style:column-width="0.6194in"/>
    </style:style>
    <style:style style:name="Table1.D" style:family="table-column">
      <style:table-column-properties style:column-width="1.73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ยอดเยี่ยมครับ! คุณต้องการจัดการ Git แบบนี้:</text:p>
      <text:list text:style-name="L1">
        <text:list-item>
          <text:p text:style-name="P1">มี branch หลักชื่อ <text:span text:style-name="Source_20_Text">main</text:span></text:p>
        </text:list-item>
        <text:list-item>
          <text:p text:style-name="P1">สร้าง branch:</text:p>
          <text:list>
            <text:list-item>
              <text:p text:style-name="P1"><text:span text:style-name="Source_20_Text">dev_self</text:span> (local เท่านั้น)</text:p>
            </text:list-item>
            <text:list-item>
              <text:p text:style-name="P1"><text:span text:style-name="Source_20_Text">dev_v1</text:span> (local และ push ขึ้น remote)</text:p>
            </text:list-item>
          </text:list>
        </text:list-item>
        <text:list-item>
          <text:p text:style-name="P1">ทำงานแยก branch แล้ว merge รวมเข้ากับ <text:span text:style-name="Source_20_Text">main</text:span> ทีหลัง</text:p>
        </text:list-item>
      </text:list>
      <text:p text:style-name="Horizontal_20_Line"/>
      <text:h text:style-name="Heading_20_2" text:outline-level="2">✅ ขั้นตอนละเอียด (ตามที่คุณต้องการ)</text:h>
      <text:h text:style-name="Heading_20_3" text:outline-level="3">1. 🔀 สร้าง branch <text:span text:style-name="Source_20_Text">dev_self</text:span> (เฉพาะ local)</text:h>
      <text:p text:style-name="P2"><text:span text:style-name="Source_20_Text">git checkout -b dev_self</text:span></text:p>
      <text:p text:style-name="Quotations">จะสร้างและสลับไป <text:span text:style-name="Source_20_Text">dev_self</text:span> โดยไม่ push ขึ้น remote</text:p>
      <text:p text:style-name="Horizontal_20_Line"/>
      <text:h text:style-name="Heading_20_3" text:outline-level="3">2. 🌐 สร้าง branch <text:span text:style-name="Source_20_Text">dev_v1</text:span> และ push ขึ้น remote</text:h>
      <text:p text:style-name="Preformatted_20_Text"><text:span text:style-name="Source_20_Text">git checkout -b dev_v1</text:span></text:p>
      <text:p text:style-name="P2"><text:span text:style-name="Source_20_Text">git push -u origin dev_v1</text:span></text:p>
      <text:p text:style-name="Quotations"><text:span text:style-name="Source_20_Text">-u</text:span> = ตั้งค่าติดตาม (<text:span text:style-name="Source_20_Text">upstream</text:span>) กับ remote branch <text:span text:style-name="Source_20_Text">origin/dev_v1</text:span><text:line-break/>ตอนนี้คุณมี local + remote branch <text:span text:style-name="Source_20_Text">dev_v1</text:span></text:p>
      <text:p text:style-name="Horizontal_20_Line"/>
      <text:h text:style-name="Heading_20_3" text:outline-level="3">3. 💻 ตรวจสอบ branch ที่มีอยู่</text:h>
      <text:p text:style-name="Preformatted_20_Text"><text:span text:style-name="Source_20_Text">git branch <text:s text:c="9"/># local</text:span></text:p>
      <text:p text:style-name="Preformatted_20_Text"><text:span text:style-name="Source_20_Text">git branch -r <text:s text:c="6"/># remote</text:span></text:p>
      <text:p text:style-name="P2"><text:span text:style-name="Source_20_Text">git branch -a <text:s text:c="6"/># ทั้งหมด</text:span></text:p>
      <text:p text:style-name="Horizontal_20_Line"/>
      <text:h text:style-name="Heading_20_3" text:outline-level="3">4. ✏️ ทำงาน, commit, แล้ว merge เข้ากับ <text:span text:style-name="Source_20_Text">main</text:span> ภายหลัง</text:h>
      <text:p text:style-name="Preformatted_20_Text"><text:span text:style-name="Source_20_Text"># กลับไป main</text:span></text:p>
      <text:p text:style-name="Preformatted_20_Text"><text:span text:style-name="Source_20_Text">git checkout main</text:span></text:p>
      <text:p text:style-name="Preformatted_20_Text"/>
      <text:p text:style-name="Preformatted_20_Text"><text:span text:style-name="Source_20_Text"># รวมจาก dev_v1 (หรือ dev_self)</text:span></text:p>
      <text:p text:style-name="Preformatted_20_Text"><text:span text:style-name="Source_20_Text">git merge dev_v1</text:span></text:p>
      <text:p text:style-name="Preformatted_20_Text"><text:span text:style-name="Source_20_Text"># หรือ</text:span></text:p>
      <text:p text:style-name="P2"><text:span text:style-name="Source_20_Text">git merge dev_self</text:span></text:p>
      <text:p text:style-name="Text_20_body">หากมี conflict ก็แก้ไข แล้ว <text:span text:style-name="Source_20_Text">git commit</text:span> ให้เรียบร้อย</text:p>
      <text:p text:style-name="Horizontal_20_Line"><text:soft-page-break/></text:p>
      <text:h text:style-name="Heading_20_3" text:outline-level="3">5. 🚀 push main ขึ้น remote</text:h>
      <text:p text:style-name="P2"><text:span text:style-name="Source_20_Text">git push origin main</text:span></text:p>
      <text:p text:style-name="Horizontal_20_Line"/>
      <text:h text:style-name="Heading_20_2" text:outline-level="2">✅ แถม: ตั้งชื่อ remote branch แล้วแยกชัดเจน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Branch</text:p>
            </table:table-cell>
            <table:table-cell table:style-name="Table1.A1" office:value-type="string">
              <text:p text:style-name="Table_20_Heading">Local</text:p>
            </table:table-cell>
            <table:table-cell table:style-name="Table1.A1" office:value-type="string">
              <text:p text:style-name="Table_20_Heading">Remote</text:p>
            </table:table-cell>
            <table:table-cell table:style-name="Table1.A1" office:value-type="string">
              <text:p text:style-name="Table_20_Heading">ใช้ทำอะไร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main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ตัวหลัก ใช้งานจริง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v_self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ทดสอบเองเฉพาะในเครื่อง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v_v1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พัฒนาเวอร์ชันแรก</text:p>
          </table:table-cell>
        </table:table-row>
      </table:table>
      <text:p text:style-name="Horizontal_20_Line"/>
      <text:p text:style-name="Text_20_body">ถ้าต้องการใช้ <text:span text:style-name="Source_20_Text">pull request</text:span> หรือ <text:span text:style-name="Source_20_Text">git rebase</text:span>, หรืออยากให้ผมช่วยสร้าง <text:span text:style-name="Source_20_Text">.git</text:span> structure ครบแบบ real project ก็บอกได้เลยนะ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2:29:42.608528900</meta:creation-date>
    <dc:date>2025-06-19T02:30:00.288804600</dc:date>
    <meta:editing-duration>PT17S</meta:editing-duration>
    <meta:editing-cycles>1</meta:editing-cycles>
    <meta:document-statistic meta:table-count="1" meta:image-count="0" meta:object-count="0" meta:page-count="2" meta:paragraph-count="46" meta:word-count="486" meta:character-count="1065" meta:non-whitespace-character-count="915"/>
    <meta:generator>LibreOffice/25.2.4.3$Windows_X86_64 LibreOffice_project/33e196637044ead23f5c3226cde09b47731f7e27</meta:generator>
  </office:meta>
</office:document-meta>
</file>